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1C000000945DA6AFA993B841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3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542cm" fo:margin-left="-0.039cm" table:align="left" style:writing-mode="lr-tb"/>
    </style:style>
    <style:style style:name="Table1.A" style:family="table-column">
      <style:table-column-properties style:column-width="5.863cm"/>
    </style:style>
    <style:style style:name="Table1.B" style:family="table-column">
      <style:table-column-properties style:column-width="6.188cm"/>
    </style:style>
    <style:style style:name="Table1.C" style:family="table-column">
      <style:table-column-properties style:column-width="6.491cm"/>
    </style:style>
    <style:style style:name="Table1.1" style:family="table-row">
      <style:table-row-properties style:min-row-height="2.09cm" fo:keep-together="auto"/>
    </style:style>
    <style:style style:name="Table1.A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e1.C1" style:family="table-cell">
      <style:table-cell-properties style:vertical-align="middle" style:border-line-width="0.053cm 0.026cm 0.026cm" fo:padding="0.026cm" fo:border="3pt double #c0c0c0" style:writing-mode="lr-tb"/>
    </style:style>
    <style:style style:name="Table1.2" style:family="table-row">
      <style:table-row-properties style:min-row-height="1.72cm" fo:keep-together="auto"/>
    </style:style>
    <style:style style:name="Table1.3" style:family="table-row">
      <style:table-row-properties style:min-row-height="1.746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P4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P5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6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P7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</style:style>
    <style:style style:name="P11" style:family="paragraph" style:parent-style-name="Standard" style:list-style-name="WW8Num10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8pt" fo:font-weight="bold" style:font-name-asian="Times New Roman" style:font-size-asian="8pt" style:language-asian="ja" style:country-asian="JP" style:font-weight-asian="bold" style:font-name-complex="Arial" style:font-size-complex="8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8pt" style:font-name-asian="Times New Roman" style:font-size-asian="8pt" style:language-asian="ja" style:country-asian="JP" style:font-name-complex="Arial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7.5pt" fo:font-weight="bold" style:font-name-asian="Times New Roman" style:font-size-asian="7.5pt" style:language-asian="ja" style:country-asian="JP" style:font-weight-asian="bold" style:font-name-complex="Arial" style:font-size-complex="7.5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Arial" fo:font-size="7.5pt" fo:font-weight="bold" style:font-name-asian="Times New Roman" style:font-size-asian="7.5pt" style:language-asian="ja" style:country-asian="JP" style:font-weight-asian="bold" style:font-name-complex="Arial" style:font-size-complex="7.5pt" style:font-weight-complex="bold"/>
    </style:style>
    <style:style style:name="P23" style:family="paragraph" style:parent-style-name="Standard" style:list-style-name="WW8Num12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25" style:family="paragraph" style:parent-style-name="Standard" style:list-style-name="WW8Num10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officeooo:rsid="0016b45e" officeooo:paragraph-rsid="0016b45e" style:font-name-asian="Times New Roman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fo:font-weight="bold" officeooo:rsid="001baf31" officeooo:paragraph-rsid="001baf31" style:font-name-asian="Times New Roman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7.5pt" style:font-name-asian="Times New Roman" style:font-size-asian="7.5pt" style:language-asian="ja" style:country-asian="JP" style:font-name-complex="Arial" style:font-size-complex="7.5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7.5pt" officeooo:rsid="0016b45e" officeooo:paragraph-rsid="0016b45e" style:font-name-asian="Times New Roman" style:font-size-asian="7.5pt" style:language-asian="ja" style:country-asian="JP" style:font-name-complex="Arial" style:font-size-complex="7.5pt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8pt" style:font-name-asian="Times New Roman" style:font-size-asian="8pt" style:font-name-complex="Arial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00000" style:font-name="Arial" fo:font-size="7.5pt" style:font-name-asian="Times New Roman" style:font-size-asian="7.5pt" style:language-asian="ja" style:country-asian="JP" style:font-name-complex="Arial" style:font-size-complex="7.5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goe UI Symbol" fo:font-size="13.5pt" style:font-name-asian="Times New Roman" style:font-size-asian="13.5pt" style:language-asian="ja" style:country-asian="JP" style:font-name-complex="Segoe UI Symbol" style:font-size-complex="13.5pt"/>
    </style:style>
    <style:style style:name="P3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cm" fo:padding-right="0cm" fo:padding-top="0cm" fo:padding-bottom="0.035cm" fo:border-left="none" fo:border-right="none" fo:border-top="none" fo:border-bottom="0.74pt solid #000000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8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style:page-number="auto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3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indent="1.27cm" style:auto-text-indent="false" fo:background-color="#ffffff"/>
    </style:style>
    <style:style style:name="P4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indent="1.27cm" style:auto-text-indent="false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41" style:family="paragraph" style:parent-style-name="Standard">
      <loext:graphic-properties draw:fill="solid" draw:fill-color="#ffffff"/>
      <style:paragraph-properties fo:margin-left="2.54cm" fo:margin-right="0cm" fo:margin-top="0cm" fo:margin-bottom="0cm" loext:contextual-spacing="false" fo:line-height="100%" fo:text-indent="0cm" style:auto-text-indent="false" fo:background-color="#ffffff"/>
    </style:style>
    <style:style style:name="P42" style:family="paragraph" style:parent-style-name="Standard">
      <style:paragraph-properties fo:margin-left="2.54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43" style:family="paragraph" style:parent-style-name="Standard">
      <loext:graphic-properties draw:fill="solid" draw:fill-color="#ffffff"/>
      <style:paragraph-properties fo:margin-left="2.54cm" fo:margin-right="0cm" fo:margin-top="0cm" fo:margin-bottom="0cm" loext:contextual-spacing="false" fo:line-height="100%" fo:text-indent="0cm" style:auto-text-indent="false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44" style:family="paragraph" style:parent-style-name="Standard">
      <style:paragraph-properties fo:margin-left="2.54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Arial" fo:font-size="12pt" style:font-name-asian="Times New Roman" style:font-size-asian="12pt" style:font-name-complex="Arial" style:font-size-complex="12pt"/>
    </style:style>
    <style:style style:name="P45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indent="1.27cm" style:auto-text-indent="false" fo:background-color="#ffffff"/>
    </style:style>
    <style:style style:name="P46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line-height="100%" fo:text-indent="1.27cm" style:auto-text-indent="false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P47" style:family="paragraph" style:parent-style-name="Standard">
      <loext:graphic-properties draw:fill="solid" draw:fill-color="#ffffff"/>
      <style:paragraph-properties fo:margin-left="1.752cm" fo:margin-right="0cm" fo:margin-top="0cm" fo:margin-bottom="0cm" loext:contextual-spacing="false" fo:line-height="100%" fo:text-indent="-0.501cm" style:auto-text-indent="false" fo:background-color="#ffffff"/>
    </style:style>
    <style:style style:name="P48" style:family="paragraph" style:parent-style-name="Standard">
      <style:paragraph-properties fo:margin-left="1.752cm" fo:margin-right="0cm" fo:margin-top="0cm" fo:margin-bottom="0cm" loext:contextual-spacing="false" fo:line-height="100%" fo:text-align="justify" style:justify-single-word="false" fo:text-indent="-0.482cm" style:auto-text-indent="false"/>
    </style:style>
    <style:style style:name="P49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P50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/>
    </style:style>
    <style:style style:name="P51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officeooo:paragraph-rsid="0019353a" style:font-size-asian="12pt" style:font-size-complex="12pt"/>
    </style:style>
    <style:style style:name="P52" style:family="paragraph" style:parent-style-name="Title_20_and_20_Content_7e_LT_7e_Gliederung_20_1">
      <style:paragraph-properties fo:margin-left="0.953cm" fo:margin-right="0cm" fo:margin-top="0.226cm" fo:margin-bottom="0cm" loext:contextual-spacing="false" style:line-height-at-least="0.353cm" fo:text-indent="-0.953cm" style:auto-text-indent="false">
        <style:tab-stops>
          <style:tab-stop style:position="0cm"/>
        </style:tab-stops>
      </style:paragraph-properties>
      <style:text-properties style:font-name="arial" fo:font-size="12pt" officeooo:paragraph-rsid="001b23b7" style:font-size-asian="12pt" style:font-size-complex="12pt"/>
    </style:style>
    <style:style style:name="P53" style:family="paragraph" style:parent-style-name="Title_20_and_20_Content_7e_LT_7e_Gliederung_20_1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arial" fo:font-size="12pt" style:font-name-asian="Times New Roman" style:font-size-asian="12pt" style:font-name-complex="Arial" style:font-size-complex="12pt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style:font-name-asian="Times New Roman" style:font-size-asian="12pt" style:language-asian="ja" style:country-asian="JP" style:font-name-complex="Arial" style:font-size-complex="12pt"/>
    </style:style>
    <style:style style:name="T3" style:family="text">
      <style:text-properties style:font-name="Arial" fo:font-size="12pt" fo:font-weight="bold" style:font-name-asian="Times New Roman" style:font-size-asian="12pt" style:language-asian="ja" style:country-asian="JP" style:font-weight-asian="bold" style:font-name-complex="Arial" style:font-size-complex="12pt" style:font-weight-complex="bold"/>
    </style:style>
    <style:style style:name="T4" style:family="text">
      <style:text-properties style:font-name="Arial" fo:font-size="12pt" fo:language="en" fo:country="US" style:font-size-asian="12pt" style:language-asian="ja" style:country-asian="JP" style:font-name-complex="Arial" style:font-size-complex="12pt" style:font-weight-complex="bold"/>
    </style:style>
    <style:style style:name="T5" style:family="text">
      <style:text-properties style:font-name="Arial" fo:font-size="12pt" fo:language="en" fo:country="US" fo:font-weight="bold" style:font-size-asian="12pt" style:language-asian="ja" style:country-asian="JP" style:font-weight-asian="bold" style:font-name-complex="Arial" style:font-size-complex="12pt" style:font-weight-complex="bold"/>
    </style:style>
    <style:style style:name="T6" style:family="text">
      <style:text-properties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T7" style:family="text">
      <style:text-properties style:font-name="Arial" fo:font-size="13.5pt" fo:font-weight="bold" style:font-name-asian="Times New Roman" style:font-size-asian="13.5pt" style:language-asian="ja" style:country-asian="JP" style:font-weight-asian="bold" style:font-name-complex="Arial" style:font-size-complex="13.5pt" style:font-weight-complex="bold"/>
    </style:style>
    <style:style style:name="T8" style:family="text">
      <style:text-properties style:font-name="Arial" fo:font-size="13.5pt" style:font-name-asian="Arial" style:font-size-asian="13.5pt" style:language-asian="ja" style:country-asian="JP" style:font-name-complex="Arial" style:font-size-complex="13.5pt"/>
    </style:style>
    <style:style style:name="T9" style:family="text">
      <style:text-properties style:font-name="Arial" fo:font-size="13pt" fo:font-weight="bold" style:font-name-asian="Times New Roman" style:font-size-asian="13pt" style:language-asian="ja" style:country-asian="JP" style:font-weight-asian="bold" style:font-name-complex="Arial" style:font-size-complex="13pt" style:font-weight-complex="bold"/>
    </style:style>
    <style:style style:name="T10" style:family="text">
      <style:text-properties fo:color="#000000" style:font-name="Arial" fo:font-size="12pt" style:font-name-asian="Times New Roman" style:font-size-asian="12pt" style:font-name-complex="Arial" style:font-size-complex="12pt"/>
    </style:style>
    <style:style style:name="T11" style:family="text">
      <style:text-properties fo:color="#000000" style:font-name="Arial" fo:font-size="12pt" fo:font-weight="bold" style:font-name-asian="Times New Roman" style:font-size-asian="12pt" style:font-weight-asian="bold" style:font-name-complex="Arial" style:font-size-complex="12pt"/>
    </style:style>
    <style:style style:name="T12" style:family="text">
      <style:text-properties fo:color="#000000" style:font-name="Arial" fo:font-size="14pt" fo:font-weight="bold" style:font-name-asian="Times New Roman" style:font-size-asian="14pt" style:font-weight-asian="bold" style:font-name-complex="Arial" style:font-size-complex="14pt"/>
    </style:style>
    <style:style style:name="T13" style:family="text">
      <style:text-properties fo:color="#000000" style:font-name="Arial" fo:font-size="13.5pt" style:font-name-asian="Times New Roman" style:font-size-asian="13.5pt" style:language-asian="ja" style:country-asian="JP" style:font-name-complex="Arial" style:font-size-complex="13.5pt"/>
    </style:style>
    <style:style style:name="T14" style:family="text">
      <style:text-properties fo:color="#000000" style:font-name="Arial" fo:font-size="8pt" style:font-name-asian="Times New Roman" style:font-size-asian="8pt" style:font-name-complex="Arial" style:font-size-complex="8pt"/>
    </style:style>
    <style:style style:name="T15" style:family="text">
      <style:text-properties fo:font-weight="bold" style:font-weight-asian="bold"/>
    </style:style>
    <style:style style:name="T16" style:family="text">
      <style:text-properties fo:font-size="8pt" style:font-size-asian="8pt" style:font-name-complex="Calibri" style:font-size-complex="8pt"/>
    </style:style>
    <style:style style:name="T17" style:family="text">
      <style:text-properties fo:font-size="8pt" fo:language="es" fo:country="ES" style:font-size-asian="8pt" style:font-name-complex="Calibri" style:font-size-complex="8pt"/>
    </style:style>
    <style:style style:name="T18" style:family="text">
      <style:text-properties fo:font-size="8pt" fo:language="es" fo:country="ES" style:font-name-asian="Calibri" style:font-size-asian="8pt" style:font-name-complex="Calibri" style:font-size-complex="8pt"/>
    </style:style>
    <style:style style:name="T19" style:family="text">
      <style:text-properties fo:font-size="8pt" fo:language="es" fo:country="ES" style:font-name-asian="PMingLiU" style:font-size-asian="8pt" style:language-asian="zh" style:country-asian="TW" style:font-name-complex="Calibri" style:font-size-complex="8pt"/>
    </style:style>
    <style:style style:name="T20" style:family="text">
      <style:text-properties style:font-name="Segoe UI Symbol" fo:font-size="13.5pt" style:font-name-asian="Times New Roman" style:font-size-asian="13.5pt" style:language-asian="ja" style:country-asian="JP" style:font-name-complex="Segoe UI Symbol" style:font-size-complex="13.5pt"/>
    </style:style>
    <style:style style:name="T21" style:family="text">
      <style:text-properties fo:language="es" fo:country="ES" style:font-name-asian="PMingLiU" style:language-asian="zh" style:country-asian="TW"/>
    </style:style>
    <style:style style:name="T22" style:family="text">
      <style:text-properties fo:language="none" fo:country="none" style:font-name-asian="Calibri" style:language-asian="none" style:country-asian="none" style:font-name-complex="Calibri"/>
    </style:style>
    <style:style style:name="T23" style:family="text">
      <style:text-properties style:font-name="Calibri"/>
    </style:style>
    <style:style style:name="T24" style:family="text">
      <style:text-properties style:font-name="Calibri" fo:font-weight="bold" style:font-weight-asian="bold"/>
    </style:style>
    <style:style style:name="T25" style:family="text">
      <style:text-properties fo:color="#0000ff" style:font-name="Calibri" style:text-underline-style="solid" style:text-underline-width="auto" style:text-underline-color="font-color"/>
    </style:style>
    <style:style style:name="T26" style:family="text">
      <style:text-properties fo:color="#0000ff" style:text-underline-style="solid" style:text-underline-width="auto" style:text-underline-color="font-color"/>
    </style:style>
    <style:style style:name="T27" style:family="text">
      <style:text-properties fo:color="#0000ff" style:text-underline-style="none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 draw:wrap-influence-on-position="once-concurrent" loext:allow-overlap="true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10"><text:span text:style-name="T12">Computer Software Automation Service Offering</text:span></text:p>
      <text:p text:style-name="P29"/>
      <text:p text:style-name="P8"><text:span text:style-name="T11">Requirements:</text:span></text:p>
      <text:list xml:id="list1548818540" text:style-name="WW8Num12">
        <text:list-item>
          <text:p text:style-name="P23">Microsoft Excel Worksheet with the Intended Output</text:p>
        </text:list-item>
        <text:list-item>
          <text:p text:style-name="P23">Microsoft Excel Workbook Data</text:p>
        </text:list-item>
      </text:list>
      <text:p text:style-name="P24"/>
      <text:p text:style-name="P26">Steps:</text:p>
      <text:list xml:id="list341066994" text:style-name="WW8Num10">
        <text:list-item>
          <text:p text:style-name="P11"><text:span text:style-name="T10">Receive Requirements from Client.</text:span></text:p>
        </text:list-item>
        <text:list-item>
          <text:p text:style-name="P11"><text:span text:style-name="T10">Present a Timeframe to Client.</text:span></text:p>
        </text:list-item>
        <text:list-item>
          <text:p text:style-name="P11"><text:span text:style-name="T10">Write our signatures in the Sign-off document as agreement.</text:span></text:p>
        </text:list-item>
        <text:list-item>
          <text:p text:style-name="P25">Present the completed add-on software and training certificate to Client.</text:p>
        </text:list-item>
        <text:list-item>
          <text:p text:style-name="P25">Repeat Step 1 (optional).</text:p>
        </text:list-item>
      </text:list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  <text:p text:style-name="P9"><text:span text:style-name="T3">Flexible Plan</text:span></text:p>
            <text:p text:style-name="P13"/>
          </table:table-cell>
          <table:table-cell table:style-name="Table1.C1" office:value-type="string">
            <text:p text:style-name="P9"><text:span text:style-name="T3">Annual Plan (Discounted)</text:span></text:p>
          </table:table-cell>
        </table:table-row>
        <table:table-row table:style-name="Table1.2">
          <table:table-cell table:style-name="Table1.A1" office:value-type="string">
            <text:p text:style-name="P15"/>
            <text:p text:style-name="P18">Service Contract (Minimum)</text:p>
            <text:p text:style-name="P17"/>
          </table:table-cell>
          <table:table-cell table:style-name="Table1.A1" office:value-type="string">
            <text:p text:style-name="P19"/>
            <text:p text:style-name="P16">1 month</text:p>
          </table:table-cell>
          <table:table-cell table:style-name="Table1.C1" office:value-type="string">
            <text:p text:style-name="P20"/>
            <text:p text:style-name="P16">1 year</text:p>
          </table:table-cell>
        </table:table-row>
        <table:table-row table:style-name="Table1.3">
          <table:table-cell table:style-name="Table1.A1" office:value-type="string">
            <text:p text:style-name="P22"/>
            <text:p text:style-name="P21"/>
            <text:p text:style-name="P18">Cost</text:p>
            <text:p text:style-name="P17"/>
          </table:table-cell>
          <table:table-cell table:style-name="Table1.A1" office:value-type="string">
            <text:p text:style-name="P30"/>
            <text:p text:style-name="P31">₱5,000</text:p>
            <text:p text:style-name="P32"><text:span text:style-name="T13"/></text:p>
            <text:p text:style-name="P31">per Microsoft Office license</text:p>
            <text:p text:style-name="P33"/>
            <text:p text:style-name="P31">per month</text:p>
            <text:p text:style-name="P31"/>
          </table:table-cell>
          <table:table-cell table:style-name="Table1.C1" office:value-type="string">
            <text:p text:style-name="P9"><text:span text:style-name="T13">₱4,170</text:span></text:p>
            <text:p text:style-name="P35"/>
            <text:p text:style-name="P31">per Microsoft Office license </text:p>
            <text:p text:style-name="P32"/>
            <text:p text:style-name="P31">per month</text:p>
          </table:table-cell>
        </table:table-row>
        <table:table-row table:style-name="Table1.2">
          <table:table-cell table:style-name="Table1.A1" office:value-type="string">
            <text:p text:style-name="P15"/>
            <text:p text:style-name="P18">Yearly Total Cost</text:p>
            <text:p text:style-name="P12"/>
          </table:table-cell>
          <table:table-cell table:style-name="Table1.A1" office:value-type="string">
            <text:p text:style-name="P14"/>
            <text:p text:style-name="P9"><text:span text:style-name="T13">₱60,000</text:span></text:p>
          </table:table-cell>
          <table:table-cell table:style-name="Table1.C1" office:value-type="string">
            <text:p text:style-name="P14"/>
            <text:p text:style-name="P9"><text:span text:style-name="T13">₱50,040</text:span></text:p>
          </table:table-cell>
        </table:table-row>
        <table:table-row table:style-name="Table1.2">
          <table:table-cell table:style-name="Table1.A1" office:value-type="string">
            <text:p text:style-name="P15"/>
            <text:p text:style-name="P9"><text:span text:style-name="T9">Human Writer </text:span></text:p>
            <text:p text:style-name="P9"><text:span text:style-name="T9">Computer/EXCEL Training</text:span></text:p>
            <text:p text:style-name="P18">(PhilNITS Accredited)</text:p>
            <text:p text:style-name="P12"/>
          </table:table-cell>
          <table:table-cell table:style-name="Table1.A1" office:value-type="string">
            <text:p text:style-name="P14"/>
            <text:p text:style-name="P9"><text:span text:style-name="T20">✔</text:span></text:p>
          </table:table-cell>
          <table:table-cell table:style-name="Table1.C1" office:value-type="string">
            <text:p text:style-name="P16"/>
            <text:p text:style-name="P36">✔</text:p>
          </table:table-cell>
        </table:table-row>
        <table:table-row table:style-name="Table1.2">
          <table:table-cell table:style-name="Table1.A1" office:value-type="string">
            <text:p text:style-name="P15"/>
            <text:p text:style-name="P9"><text:span text:style-name="T7">Certificate of Accomplishment</text:span></text:p>
            <text:p text:style-name="P12"/>
          </table:table-cell>
          <table:table-cell table:style-name="Table1.A1" office:value-type="string">
            <text:p text:style-name="P14"/>
            <text:p text:style-name="P9"><text:span text:style-name="T20">✔</text:span></text:p>
          </table:table-cell>
          <table:table-cell table:style-name="Table1.C1" office:value-type="string">
            <text:p text:style-name="P14"/>
            <text:p text:style-name="P9"><text:span text:style-name="T20">✔</text:span></text:p>
          </table:table-cell>
        </table:table-row>
        <table:table-row table:style-name="Table1.2">
          <table:table-cell table:style-name="Table1.A1" office:value-type="string">
            <text:p text:style-name="P17"><text:span text:style-name="T2"/></text:p>
            <text:p text:style-name="P18">Tech Support</text:p>
            <text:p text:style-name="P12"/>
          </table:table-cell>
          <table:table-cell table:style-name="Table1.A1" office:value-type="string">
            <text:p text:style-name="P14"/>
            <text:p text:style-name="P9"><text:span text:style-name="T20">✔</text:span></text:p>
          </table:table-cell>
          <table:table-cell table:style-name="Table1.C1" office:value-type="string">
            <text:p text:style-name="P14"/>
            <text:p text:style-name="P9"><text:span text:style-name="T8"><text:s/></text:span><text:span text:style-name="T20">✔</text:span></text:p>
          </table:table-cell>
        </table:table-row>
      </table:table>
      <text:p text:style-name="P28"/>
      <text:p text:style-name="P27">ADDITIONAL NOTES:</text:p>
      <text:p text:style-name="P53">1) You can avail of the service contract for one (1) Microsoft Office license, albeit you may have several computers with Microsoft Office licenses. </text:p>
      <text:p text:style-name="P50"><text:s text:c="7"/>▪ In this case, <text:span text:style-name="T15">you</text:span> will need to provide the <text:span text:style-name="T26">training </text:span>to the rest of your team. </text:p>
      <text:p text:style-name="P52">2) Estimated Total Cost of Purchasing a <text:span text:style-name="T15">new</text:span> Personal Computer (PC) with Windows 10</text:p>
      <text:p text:style-name="P52"><text:tab/>and Microsoft Office licenses: <text:span text:style-name="T15">25,000 (or 17.12/day for 4 years) </text:span></text:p>
      <text:p text:style-name="P50"><text:s text:c="8"/>▪ Contact us if you need <text:span text:style-name="T26">financial assistance</text:span>.</text:p>
      <text:p text:style-name="P51">3) Now hiring: <text:span text:style-name="T26">Computer Services Salesperson</text:span></text:p>
      <text:p text:style-name="P51"><text:span text:style-name="T27"><text:tab/></text:span>▪ Part-timers are welcome.</text:p>
      <text:p text:style-name="P24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3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PMingLiU" svg:font-family="PMingLiU, 新細明體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PH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 fo:line-height="100%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5.08cm" fo:margin-top="0cm" fo:margin-bottom="0cm" loext:contextual-spacing="false" fo:line-height="100%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n" fo:country="PH" style:font-name-asian="MS Mincho" style:font-family-asian="'MS Mincho', 'ＭＳ 明朝'" style:font-family-generic-asian="modern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swiss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swiss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swiss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swiss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2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-complex="Arial" style:font-family-complex="Arial" style:font-family-generic-complex="swiss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name-asian="SimSun" style:font-family-asian="SimSun, 宋体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goog-inline-block" style:family="text" style:parent-style-name="Default_20_Paragraph_20_Font"/>
    <style:style style:name="kix-wordhtmlgenerator-word-node" style:family="text" style:parent-style-name="Default_20_Paragraph_20_Font"/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1.007cm"/>
        </style:tab-stops>
      </style:paragraph-properties>
    </style:style>
    <style:style style:name="MP2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fo:language="es" fo:country="ES" style:font-size-asian="8pt" style:font-name-complex="Calibri" style:font-size-complex="8pt"/>
    </style:style>
    <style:style style:name="MP3" style:family="paragraph" style:parent-style-name="Header">
      <style:paragraph-properties fo:margin-top="0cm" fo:margin-bottom="0.011cm" loext:contextual-spacing="false" fo:text-align="center" style:justify-single-word="false"/>
    </style:style>
    <style:style style:name="MP4" style:family="paragraph" style:parent-style-name="Header">
      <style:paragraph-properties fo:margin-top="0cm" fo:margin-bottom="0.011cm" loext:contextual-spacing="false" fo:text-align="center" style:justify-single-word="false"/>
      <style:text-properties fo:font-size="8pt" style:font-size-asian="8pt" style:font-name-complex="Calibri" style:font-size-complex="8pt"/>
    </style:style>
    <style:style style:name="MP5" style:family="paragraph" style:parent-style-name="Header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6" style:family="paragraph" style:parent-style-name="Standard">
      <style:paragraph-properties fo:margin-top="0cm" fo:margin-bottom="0.011cm" loext:contextual-spacing="false"/>
      <style:text-properties fo:font-size="8pt" style:font-size-asian="8pt" style:font-name-complex="Calibri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8pt" fo:language="es" fo:country="ES" style:font-size-asian="8pt" style:font-name-complex="Calibri" style:font-size-complex="8pt"/>
    </style:style>
    <style:style style:name="MT2" style:family="text">
      <style:text-properties fo:font-size="8pt" fo:language="es" fo:country="ES" style:font-name-asian="Calibri" style:font-size-asian="8pt" style:font-name-complex="Calibri" style:font-size-complex="8pt"/>
    </style:style>
    <style:style style:name="MT3" style:family="text">
      <style:text-properties fo:font-size="8pt" fo:language="es" fo:country="ES" style:font-name-asian="PMingLiU" style:font-size-asian="8pt" style:language-asian="zh" style:country-asian="TW" style:font-name-complex="Calibri" style:font-size-complex="8pt"/>
    </style:style>
    <style:style style:name="MT4" style:family="text">
      <style:text-properties fo:font-size="8pt" style:font-size-asian="8pt" style:font-name-complex="Calibri" style:font-size-complex="8pt"/>
    </style:style>
    <style:style style:name="MT5" style:family="text">
      <style:text-properties fo:language="none" fo:country="none" style:font-name-asian="Calibri" style:language-asian="none" style:country-asian="none" style:font-name-complex="Calibri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6cm" fo:padding-right="0.256cm" fo:padding-top="0.129cm" fo:padding-bottom="0.129cm" fo:border="none" draw:wrap-influence-on-position="once-concurrent" loext:allow-overlap="true"/>
    </style:style>
    <style:page-layout style:name="Mpm1">
      <style:page-layout-properties fo:page-width="21.59cm" fo:page-height="35.56cm" style:num-format="1" style:print-orientation="portrait" fo:margin-top="2.032cm" fo:margin-bottom="0.508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762cm" fo:margin-top="0.6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4.445cm" svg:y="-1.688cm" svg:width="7.091cm" svg:height="1.931cm" draw:z-index="1"><draw:image xlink:href="Pictures/100002010000021C000000945DA6AFA993B841CF.png" xlink:type="simple" xlink:show="embed" xlink:actuate="onLoad" loext:mime-type="image/png"/></draw:frame><draw:frame draw:style-name="Mfr2" draw:name="Frame1" text:anchor-type="char" svg:x="12.381cm" svg:y="-1.739cm" svg:width="6.853cm" svg:height="2.381cm" draw:z-index="0"><draw:text-box><text:p text:style-name="MP2">Usbong Social Systems, Inc.</text:p><text:p text:style-name="MP3"><text:span text:style-name="MT1">2 E. Manalo (formerly, E. Rodriguez) Ave.,</text:span></text:p><text:p text:style-name="MP3"><text:span text:style-name="MT2"><text:s/></text:span><text:span text:style-name="MT1">Sto. Ni</text:span><text:span text:style-name="MT3">ño, Marikina City, 1820, Philippines</text:span></text:p><text:p text:style-name="MP4">EMAIL: support (at) usbong (dot) ph</text:p><text:p text:style-name="MP3"><text:span text:style-name="MT4">URL: </text:span><text:a xlink:type="simple" xlink:href="http://www.usbong.ph/" text:style-name="Internet_20_link" text:visited-style-name="Visited_20_Internet_20_Link"><text:span text:style-name="Internet_20_link"><text:span text:style-name="MT4">www.usbong.ph</text:span></text:span></text:a></text:p><text:p text:style-name="MP4"/><text:p text:style-name="MP5"/><text:p text:style-name="MP4"/><text:p text:style-name="MP6"/></draw:text-box></draw:frame><text:span text:style-name="MT5"><text:s/></text:span><text:tab/></text:p>
      </style:header>
      <style:footer>
        <text:p text:style-name="MP7"/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Bedofre</meta:initial-creator>
    <meta:creation-date>2019-09-08T13:30:00</meta:creation-date>
    <dc:date>2020-07-06T10:44:39.588488506</dc:date>
    <meta:editing-cycles>14</meta:editing-cycles>
    <meta:editing-duration>PT30M46S</meta:editing-duration>
    <meta:generator>LibreOffice/6.4.3.2$Linux_X86_64 LibreOffice_project/40$Build-2</meta:generator>
    <meta:document-statistic meta:table-count="1" meta:image-count="1" meta:object-count="0" meta:page-count="1" meta:paragraph-count="50" meta:word-count="216" meta:character-count="1374" meta:non-whitespace-character-count="1188"/>
  </office:meta>
</office:document-meta>
</file>